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145.12mm"/>
    </style:style>
    <style:style style:name="co3" style:family="table-column">
      <style:table-column-properties fo:break-before="auto" style:column-width="5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6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Sam. 15:13-14,30; 16:5-13a;Mzm. 3:2-3,4-5,6-7; Mrk. 5:1-20. </text:p>
            <text:p>BcO Kej. 27:30-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. 3:1-4 atau Ibr. 2:14-18;Mzm. 24:7,8,9,10; Luk. 2:22-40(Luk. 2:22-32).</text:p>
            <text:p>BcO Kel. 13:1-3a,11-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Sam. 24:2,9-17; Mzm. 32:1-2,5,6,7; Mrk. 6:1-6.</text:p>
            <text:p>BcO Kej. 31:1-2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Raj. 2:1-4,10-12; MT. 1Taw. 29:10,11ab,11d-12a,12bcd;Mrk. 6:7-13. BcO Kej. 32:3-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r. 47:2-11; Mzm. 18:31,47,50,51; Mrk. 6:14-29.</text:p>
            <text:p>BcO Kej. 35:1-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Raj. 3:4-13; Mzm. 119:9,10,11,12,13,14; Mrk. 6:30-34.</text:p>
            <text:p>BcO Kej. 37:2-4,12-36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. 6:1-2a,3-8; Mzm. 138:1-2a,2bc-3,4-5,7c-8; 1Kor. 15:1-11 (1Kor. 15:3-8,11); Luk. 5:1-11. </text:p>
            <text:p>BcO Kej. 39:1-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Raj. 8:1-7,9-13; Mzm. 132:6-7,8-10; Mrk. 6:53-56. </text:p>
            <text:p>BcO Kej. 41:1-15,25-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Raj. 8:22-23,27-30; Mzm. 84:3,4,5,10,11; Mrk. 7:1-13.</text:p>
            <text:p>BcO 1Kor. 1:18-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l. 2:12-18; Mzm. 51:3-4,5-6a,12-13,14,17; 2Kor. 5:20-6:2;Mat. 6:1-6,16-18.</text:p>
            <text:p>BcO Yes. 58:1-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. 30:15-20; Mzm. 1:1-2,3,4,6;Luk. 9:22-25. </text:p>
            <text:p>BcO Kel. 1:1-22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. 58:1-9a; Mzm. 51:3-4,5-6a,18-19; Mat. 9:14-15.</text:p>
            <text:p>BcO Kel. 2:1-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. 58:9b-14; Mzm. 86:1-2,3-4,5-6; Luk. 5:27-32. </text:p>
            <text:p>BcO Kel. 3:1-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l. 26:4-10; Mzm. 91:1-2,10-11,12-13,14-15; Rm. 10:8-13;Luk. 4:1-13.</text:p>
            <text:p>BcO Kel. 5:1-6: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. 19:1-2,11-18; Mzm. 19:8,9,10,15; Mat. 25:31-46.</text:p>
            <text:p>BcO Kel. 6:2-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. 55:10-11; Mzm. 34:4-5,6-7,16-17,18-19; Mat. 6:7-15. </text:p>
            <text:p>BcO Kel. 6:29-7: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n. 3:1-10; Mzm. 51:3-4,12-13,18-19; Luk. 11:29-32.</text:p>
            <text:p>BcO Kel. 10:21-11: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st. 4:10a,10c-12,17-19; Mzm. 138:1-2a,2bc-3,7c-8; Mat. 7:7-12. </text:p>
            <text:p>BcO Kel. 12:1-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eh. 18:21-28; Mzm. 130:1-2,3-4ab,4c-6,7-8; Mat. 5:20-26.</text:p>
            <text:p>BcO Kel. 12:21-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l. 26:16-19; Mzm. 119:1-2,4-5,7-8; Mat. 5:43-48. </text:p>
            <text:p>BcO Kel. 12:37-49; 13:11-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j. 15:5-12,17-18; Mzm. 27:1,7-8,9abc,13-14; Flp. 3:17-4:1; Luk. 9:28b-36.</text:p>
            <text:p>BcO Kel. 13:17-14: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Ptr. 5:1-4; Mzm. 23:1-3a,3b-4,5,6; Mat. 16:13-19.</text:p>
            <text:p>BcO Kis. 11:1-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. 1:10,16-20; Mzm. 50:8-9,16bc-17,21,23; Mat. 23:1-12. </text:p>
            <text:p>BcO Kel. 16:1-18,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er. 18:18-20; Mzm. 31:5-6,14,15-16; Mat. 20:17-28. </text:p>
            <text:p>BcO Kel. 17:1-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er. 17:5-10; Mzm. 1:1-2,3,4,6;Luk. 16:19-31. </text:p>
            <text:p>BcO Kel. 18:13- 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j. 37:3-4,12-13a,17b-28;Mzm. 105:16-17,18-19,20-21;Mat. 21:33-43,45-46.</text:p>
            <text:p>BcO Kel. 19:1-19; 20:18-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. 7:14-15,18-20; Mzm. 103:1-2,3-4,9-10,11-12; Luk. 15:1-3,11-32.</text:p>
            <text:p>BcO Kel. 20:1-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l. 3:1-8a,13-15; Mzm. 103:1-2,3-4,6-7,8,11; 1Kor. 10:1-6,10-12; Luk. 13:1-9.</text:p>
            <text:p>BcO Kel. 22:20-23: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Raj. 5:1-15a; Mzm. 42:2,3; 43:3,4; Luk. 4:24-30.</text:p>
            <text:p>BcO Kel. 24:1-18</text:p>
          </table:table-cell>
          <table:table-cell/>
        </table:table-row>
      </table:table>
      <table:table table:name="2016-05" table:style-name="ta1">
        <table:table-column table:style-name="co4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Kis. 15:1-2,22-29,Mzm. 67:2-3,5,6,8,Why. 21:10-14.22-23,Yoh. 14:23-29,Kis. 20:17-38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Kis. 16:11-15,Mzm. 149:1-2,3-4,5-6a,9b,Yoh. 15:26-16:4a,Kis. 21:1-26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1Kor. 15:1-8,Mzm. 19:2-3,4-5,Yoh. 14:6-14,Why. 18:21, 19:10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Kis. 17:15,22-18:1,Mzm. 148:1-2,11-12ab,12c-14a,14bcd,Yoh. 16:12-15,Kis. 21:40-22:21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Kis. 1:1-11,Mzm. 47:2-3,6-7,8-9,Ef. 1:17-23,Ibr. 9:24-28; 10:19-23,Luk. 24:46-53,Ef 4:1-24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Kis. 18:9-18,Mzm. 47:2-3,4-5,6-7,Yoh. 16:20-23a,Kis. 22:22-23:11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Kis. 18:23-28,Mzm. 47:2-3,8-9,10,Yoh. 16:23b-28,Kis. 23:12-35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Kis. 7:55-60,Mzm. 97:1,2b,6,7c,9,Why. 22:12-14,16-17,20,Yoh. 17:20-26,Kis. 24:1-6,8b-27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Kis. 19:1-8,Mzm. 68:2-3,4-5ac,6-7ab,Yoh. 16:29-33,Kis. 25:1-27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is. 20:17-27,Mzm. 68:10-11,20-21,Yoh. 17:1-11a,Kis. 26:1-32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is. 20:28-38,Mzm. 68:29-30,33-35a,35b-36c,Yoh. 17:11b-19,Kis. 27:1-20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Kis. 22:30; 23:6-11,Mzm. 16:1-2a,5,7-8,9-10,11,Yoh. 17:20-26,Kis. 27:21-44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Kis. 25:13b-21,Mzm. 103:1-2,11-12,19-20ab,Yoh. 21:15-19,Kis. 28:1-14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Kis. 1:15-17,20-26,Mzm. 113:1-2,3-4,5-6,7-8,Yoh. 15:9-17,Kis. 5:12-32,1Kor. 1:17-2:5,1Kor. 4:1-16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Kis. 2:1-11,Mzm. 104:1ab,24ac,29bc-30,31,34,1Kor. 12:3b-7,12-13,Rm. 8:8-17,Yoh. 14:15-16,23b-26,Rm. 8:5-27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Yak. 3:13-18,Mzm. 19:8,9,10,15,Mrk. 9:14-29,2Kor. 1:15-2:11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Yak. 4:1-10,Mzm. 55:7-8,9-10a,10b-11a,10b-11a,23,Mrk. 9:30-37,2Kor. 2:12-3:6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Yak. 4:13-17,Mzm. 49:2-3,6-7,8-10,11,Mrk. 9:38-40,2Kor. 3:7-4:4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Yak. 5:1-6,Mzm. 49:14-15ab,15cd-16,17-18,19-20,Mrk. 9:41-50,2Kor. 4:5-18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Yak. 5:9-12,Mzm. 103:1-2,3-4,8-9,11-12,Mrk. 10:1-12,2Kor. 5:1-21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Yak. 5:13-20,Mzm. 141:1-2,3,8,Mrk. 10:13-16,2Kor. 6:1-7:1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Ams. 8:22-31,Mzm. 8:4-5,6-7,8-9,Rm. 5:1-5,Yoh. 16:12-15,Ef 1:1-14,1Kor 2:1-16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1Ptr. 1:3-9,Mzm. 111:1-2,5-6,9,10c,Mrk. 10:17-27,2Kor. 8:1-24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1Ptr. 1:10-16,Mzm. 98:1,2-3ab,3c-4,Mrk. 10:28-31,2Kor. 9:1-15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1Ptr. 1:18-25,Mzm. 147:12-13,14-15,19-20,Mrk. 10:32-45,2Kor. 10:1-11:6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1Ptr. 2:2-5,9-12,Mzm. 100:2,3,4,5,Mrk. 10:46-52,2Kor. 11:7-29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1Ptr. 4:7-13,Mzm. 96:10,11-12,13,Mrk. 11:11-26,2Kor. 11:30, 12:13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Yud. 17:20b-25,Mzm. 63:2,3-4,5-6,Mrk. 11:27-33,2Kor. 12:14-13:14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Kej. 14:18-20,Mzm. 110:1,2,3,4,1Kor. 11:23-26,Luk. 9:11b-17,Rm. 5:1-21,Kel. 24:1-11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2Ptr. 1:1-7,Mzm. 91:1-2,14-15ab,15c-16,Mrk. 12:1-12,Gal. 1:13-2:10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Zef. 3:14-18a,Rm. 12:9-16b,Yes. 12:2-3,4,Luk. 1:39-56,Kid. 2:8-14; 8:6-7,</text:p>
          </table:table-cell>
        </table:table-row>
      </table:table>
      <table:table table:name="2016-10" table:style-name="ta1">
        <table:table-column table:style-name="co4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Ayb. 42:1-3,5-6,12-17,Mzm. 119:66,71,75,91,125,130,Luk. 10:17-24,. atau:,Yes. 66:10-14b,1Kor. 12:31, 13:13;,Mat. 18:1-4,2Taw. 29:1-2; 30:1-16a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Hab. 1:2-3; 2:2-4,Mzm. 95:1-2,6-7,8-9,2Tim. 1:6-8,13-14,Luk. 17:5-10,Sir. 1:1-20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al. 1:6-12,Mzm. 111:1-2,7-8,9,10c,Luk. 10:25-37,Sir. 2:1-18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al. 1:13-24,Mzm. 139:1-3,13-14ab,14c-15,Luk. 10:38-42,Sir. 3:1-16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Gal. 2:1-2,7-14,Mzm. 117:1,2,Luk. 11:1-4,Sir. 3:17-4:10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Gal. 3:1-5,Luk. 1:69-70,71-72,73-75,Luk. 11:5-13,Sir. 5:1-6:4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Gal. 3:7-14,Mzm. 111:1-2,3-4,5-6,Luk. 11:15-26,Sir. 6:5-37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Gal. 3:22-29,Mzm. 105:2-3,4-5,6-7,Luk. 11:27-28,Sir. 7:22-36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2Raj. 5:14-17,Mzm. 98:1,2-3ab,3cd-4,2Tim. 2:8-13,Luk. 17:11-19,Sir. 10:6-18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Gal. 4:22-24,26-27,31-5:1,Mzm. 113:1-2,3-4,5a,6-7,Luk. 11:29-32,Sir. 11:11-28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Gal. 4:31b, 5:6;,Mzm. 119:41,43,44,45,47,48,Luk. 11:37-41,Sir. 14:20-15:10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Gal. 5:18-25,Mzm. 1:1-2,3,4,6,Luk. 11:42-46,Sir. 15:11-20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Ef. 1:1-10,Mzm. 98:1,2-3ab,3cd-4,5-6,Luk. 11:47-54,Sir. 16:24-17:14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Ef. 1:11-14,Mzm. 33:1-2,4-5,12-13,Luk. 12:1-7,Sir. 17:15-32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Ef. 1:15-23,Mzm. 8:2-3a,4-5,6-7,Luk. 12:8-12,Sir. 24:1-22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Kel. 17:8-13,Mzm. 121:1-2,3-4,5-6,7-8,2Tim. 3:14-4:2,Luk. 18:1-8,Sir. 26:1-4,9-18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Ef. 2:1-10,Mzm. 100:2,3,4,5,Luk. 12: 13-21,Sir. 27:22-28:7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2Tim. 4:10-17b,Mzm. 145:10-11,12-13ab,17-18,Luk. 10:1-9,Kis. 9:27-31; 11:19-26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Ef. 3:2-12,Yes. 12:2-3,4bcd,5-6,Luk. 12:39-48,Sir. 35:1-17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Ef. 3:14-21,Mzm. 33:1-2,4-5,11-12,18-19,Luk. 12:49-53,Sir. 38:24-39:11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Ef. 4:1-6,Mzm. 24:1-2,3-4ab,5-6,Luk. 12:54-59,Sir. 42:15-25; 43:27-33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Ef. 4:7-16,Mzm. 122:1-2,3-4a,4b-5,Luk. 13:1-9,Hab. 2:5-20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Sir. 35:12-14,16-18,Mzm. 34:2-3,17-18,19,23,2Tim. 4:6-8,16-18,Luk. 18:9-14,Keb. 1:1-15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Ef. 4:32-5:8,Mzm. 1:1-2,3,4,6,Luk. 13:10-17,Keb. 1:16-2:24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Ef. 5:21-33,Mzm. 128:1-2,3,4-5,Luk. 13:18-21,Keb. 3:1-19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Ef. 6:1-9,Mzm. 145:10-11,12-13ab,13cd-14,Luk. 13:22-30,Keb. 4:1-20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Ef. 6:10-20,Mzm. 144:1,2,9-10,Luk. 13:31-35,Keb. 5:1-23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Ef. 2:19-22,Mzm. 19:2-3,4-5,Luk. 6:12-19,Kis. 5:12-32,1Kor. 1:17-2:5,1Kor. 4:1-16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Flp. 1:18b-26,Mzm. 42:2,3,5bcd,Luk. 14:1,7-11,Keb. 7:15-30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Keb. 11:22-12:2,Mzm. 145:1-2,8-9,10-11,13cd-14,2Tes. 1:11-2:2,Luk. 19:1-10,Keb. 8:1-21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Flp. 2:1-4,Mzm. 131:1,2,3,Luk. 14:12-14,Keb. 9:1-18,</text:p>
          </table:table-cell>
        </table:table-row>
      </table:table>
      <table:named-expressions/>
      <table:database-ranges>
        <table:database-range table:name="__Anonymous_Sheet_DB__0" table:target-range-address="'2016-02'.A1:'2016-02'.C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3:01:26.367705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58:28.552873851</meta:creation-date>
    <dc:date>2016-01-16T13:07:07.804287352</dc:date>
    <meta:editing-duration>PT5M59S</meta:editing-duration>
    <meta:editing-cycles>2</meta:editing-cycles>
    <meta:generator>LibreOffice/4.4.5.2$Linux_X86_64 LibreOffice_project/a22f674fd25a3b6f45bdebf25400ed2adff0ff99</meta:generator>
    <meta:document-statistic meta:table-count="3" meta:cell-count="182" meta:object-count="0"/>
  </office:meta>
</office:document-meta>
</file>